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s_model" table:style-name="ta1">
        <table:shapes>
          <draw:frame draw:z-index="0" draw:style-name="gr1" draw:text-style-name="P1" svg:width="453.51pt" svg:height="255.09pt" svg:x="86.46pt" svg:y="2.83pt">
            <draw:object draw:notify-on-update-of-ranges="cls_model.A1:cls_model.A1 cls_model.A2:cls_model.A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Object Detection</text:p>
          </table:table-cell>
        </table:table-row>
        <table:table-row table:style-name="ro1">
          <table:table-cell office:value-type="float" office:value="0.100615" calcext:value-type="float">
            <text:p>0.100615</text:p>
          </table:table-cell>
        </table:table-row>
        <table:table-row table:style-name="ro1">
          <table:table-cell office:value-type="float" office:value="0.038768" calcext:value-type="float">
            <text:p>0.038768</text:p>
          </table:table-cell>
        </table:table-row>
        <table:table-row table:style-name="ro1">
          <table:table-cell office:value-type="float" office:value="0.058333" calcext:value-type="float">
            <text:p>0.058333</text:p>
          </table:table-cell>
        </table:table-row>
        <table:table-row table:style-name="ro1">
          <table:table-cell office:value-type="float" office:value="0.041652" calcext:value-type="float">
            <text:p>0.041652</text:p>
          </table:table-cell>
        </table:table-row>
        <table:table-row table:style-name="ro1">
          <table:table-cell office:value-type="float" office:value="0.056387" calcext:value-type="float">
            <text:p>0.056387</text:p>
          </table:table-cell>
        </table:table-row>
        <table:table-row table:style-name="ro1">
          <table:table-cell office:value-type="float" office:value="0.038372" calcext:value-type="float">
            <text:p>0.038372</text:p>
          </table:table-cell>
        </table:table-row>
        <table:table-row table:style-name="ro1">
          <table:table-cell office:value-type="float" office:value="0.039734" calcext:value-type="float">
            <text:p>0.039734</text:p>
          </table:table-cell>
        </table:table-row>
        <table:table-row table:style-name="ro1">
          <table:table-cell office:value-type="float" office:value="0.054716" calcext:value-type="float">
            <text:p>0.054716</text:p>
          </table:table-cell>
        </table:table-row>
        <table:table-row table:style-name="ro1">
          <table:table-cell office:value-type="float" office:value="0.037244" calcext:value-type="float">
            <text:p>0.037244</text:p>
          </table:table-cell>
        </table:table-row>
        <table:table-row table:style-name="ro1">
          <table:table-cell office:value-type="float" office:value="0.05745" calcext:value-type="float">
            <text:p>0.05745</text:p>
          </table:table-cell>
        </table:table-row>
        <table:table-row table:style-name="ro1">
          <table:table-cell office:value-type="float" office:value="0.036177" calcext:value-type="float">
            <text:p>0.036177</text:p>
          </table:table-cell>
        </table:table-row>
        <table:table-row table:style-name="ro1">
          <table:table-cell office:value-type="float" office:value="0.03598" calcext:value-type="float">
            <text:p>0.03598</text:p>
          </table:table-cell>
        </table:table-row>
        <table:table-row table:style-name="ro1">
          <table:table-cell office:value-type="float" office:value="0.03858" calcext:value-type="float">
            <text:p>0.03858</text:p>
          </table:table-cell>
        </table:table-row>
        <table:table-row table:style-name="ro1">
          <table:table-cell office:value-type="float" office:value="0.034826" calcext:value-type="float">
            <text:p>0.034826</text:p>
          </table:table-cell>
        </table:table-row>
        <table:table-row table:style-name="ro1">
          <table:table-cell office:value-type="float" office:value="0.054149" calcext:value-type="float">
            <text:p>0.054149</text:p>
          </table:table-cell>
        </table:table-row>
        <table:table-row table:style-name="ro1">
          <table:table-cell office:value-type="float" office:value="0.036432" calcext:value-type="float">
            <text:p>0.036432</text:p>
          </table:table-cell>
        </table:table-row>
        <table:table-row table:style-name="ro1">
          <table:table-cell office:value-type="float" office:value="0.054687" calcext:value-type="float">
            <text:p>0.054687</text:p>
          </table:table-cell>
        </table:table-row>
        <table:table-row table:style-name="ro1">
          <table:table-cell office:value-type="float" office:value="0.03342" calcext:value-type="float">
            <text:p>0.03342</text:p>
          </table:table-cell>
        </table:table-row>
        <table:table-row table:style-name="ro1">
          <table:table-cell office:value-type="float" office:value="0.03489" calcext:value-type="float">
            <text:p>0.03489</text:p>
          </table:table-cell>
        </table:table-row>
        <table:table-row table:style-name="ro1">
          <table:table-cell office:value-type="float" office:value="0.056035" calcext:value-type="float">
            <text:p>0.056035</text:p>
          </table:table-cell>
        </table:table-row>
        <table:table-row table:style-name="ro1">
          <table:table-cell office:value-type="float" office:value="0.034805" calcext:value-type="float">
            <text:p>0.034805</text:p>
          </table:table-cell>
        </table:table-row>
        <table:table-row table:style-name="ro1">
          <table:table-cell office:value-type="float" office:value="0.057949" calcext:value-type="float">
            <text:p>0.057949</text:p>
          </table:table-cell>
        </table:table-row>
        <table:table-row table:style-name="ro1">
          <table:table-cell office:value-type="float" office:value="0.03557" calcext:value-type="float">
            <text:p>0.03557</text:p>
          </table:table-cell>
        </table:table-row>
        <table:table-row table:style-name="ro1">
          <table:table-cell office:value-type="float" office:value="0.035868" calcext:value-type="float">
            <text:p>0.035868</text:p>
          </table:table-cell>
        </table:table-row>
        <table:table-row table:style-name="ro1">
          <table:table-cell office:value-type="float" office:value="0.058304" calcext:value-type="float">
            <text:p>0.058304</text:p>
          </table:table-cell>
        </table:table-row>
        <table:table-row table:style-name="ro1">
          <table:table-cell office:value-type="float" office:value="0.035741" calcext:value-type="float">
            <text:p>0.035741</text:p>
          </table:table-cell>
        </table:table-row>
        <table:table-row table:style-name="ro1">
          <table:table-cell office:value-type="float" office:value="0.05524" calcext:value-type="float">
            <text:p>0.05524</text:p>
          </table:table-cell>
        </table:table-row>
        <table:table-row table:style-name="ro1">
          <table:table-cell office:value-type="float" office:value="0.037818" calcext:value-type="float">
            <text:p>0.037818</text:p>
          </table:table-cell>
        </table:table-row>
        <table:table-row table:style-name="ro1">
          <table:table-cell office:value-type="float" office:value="0.034542" calcext:value-type="float">
            <text:p>0.034542</text:p>
          </table:table-cell>
        </table:table-row>
        <table:table-row table:style-name="ro1">
          <table:table-cell office:value-type="float" office:value="0.034242" calcext:value-type="float">
            <text:p>0.034242</text:p>
          </table:table-cell>
        </table:table-row>
        <table:table-row table:style-name="ro1">
          <table:table-cell office:value-type="float" office:value="0.039112" calcext:value-type="float">
            <text:p>0.039112</text:p>
          </table:table-cell>
        </table:table-row>
        <table:table-row table:style-name="ro1">
          <table:table-cell office:value-type="float" office:value="0.055468" calcext:value-type="float">
            <text:p>0.055468</text:p>
          </table:table-cell>
        </table:table-row>
        <table:table-row table:style-name="ro1">
          <table:table-cell office:value-type="float" office:value="0.034403" calcext:value-type="float">
            <text:p>0.034403</text:p>
          </table:table-cell>
        </table:table-row>
        <table:table-row table:style-name="ro1">
          <table:table-cell office:value-type="float" office:value="0.035316" calcext:value-type="float">
            <text:p>0.035316</text:p>
          </table:table-cell>
        </table:table-row>
        <table:table-row table:style-name="ro1">
          <table:table-cell office:value-type="float" office:value="0.037265" calcext:value-type="float">
            <text:p>0.037265</text:p>
          </table:table-cell>
        </table:table-row>
        <table:table-row table:style-name="ro1">
          <table:table-cell office:value-type="float" office:value="0.036366" calcext:value-type="float">
            <text:p>0.036366</text:p>
          </table:table-cell>
        </table:table-row>
        <table:table-row table:style-name="ro1">
          <table:table-cell office:value-type="float" office:value="0.053573" calcext:value-type="float">
            <text:p>0.053573</text:p>
          </table:table-cell>
        </table:table-row>
        <table:table-row table:style-name="ro1">
          <table:table-cell office:value-type="float" office:value="0.036942" calcext:value-type="float">
            <text:p>0.036942</text:p>
          </table:table-cell>
        </table:table-row>
        <table:table-row table:style-name="ro1">
          <table:table-cell office:value-type="float" office:value="0.035169" calcext:value-type="float">
            <text:p>0.035169</text:p>
          </table:table-cell>
        </table:table-row>
        <table:table-row table:style-name="ro1">
          <table:table-cell office:value-type="float" office:value="0.038299" calcext:value-type="float">
            <text:p>0.038299</text:p>
          </table:table-cell>
        </table:table-row>
        <table:table-row table:style-name="ro1">
          <table:table-cell office:value-type="float" office:value="0.03342" calcext:value-type="float">
            <text:p>0.03342</text:p>
          </table:table-cell>
        </table:table-row>
        <table:table-row table:style-name="ro1">
          <table:table-cell office:value-type="float" office:value="0.055419" calcext:value-type="float">
            <text:p>0.055419</text:p>
          </table:table-cell>
        </table:table-row>
        <table:table-row table:style-name="ro1">
          <table:table-cell office:value-type="float" office:value="0.038791" calcext:value-type="float">
            <text:p>0.038791</text:p>
          </table:table-cell>
        </table:table-row>
        <table:table-row table:style-name="ro1">
          <table:table-cell office:value-type="float" office:value="0.036008" calcext:value-type="float">
            <text:p>0.036008</text:p>
          </table:table-cell>
        </table:table-row>
        <table:table-row table:style-name="ro1">
          <table:table-cell office:value-type="float" office:value="0.053962" calcext:value-type="float">
            <text:p>0.053962</text:p>
          </table:table-cell>
        </table:table-row>
        <table:table-row table:style-name="ro1">
          <table:table-cell office:value-type="float" office:value="0.037781" calcext:value-type="float">
            <text:p>0.037781</text:p>
          </table:table-cell>
        </table:table-row>
        <table:table-row table:style-name="ro1">
          <table:table-cell office:value-type="float" office:value="0.054889" calcext:value-type="float">
            <text:p>0.054889</text:p>
          </table:table-cell>
        </table:table-row>
        <table:table-row table:style-name="ro1">
          <table:table-cell office:value-type="float" office:value="0.038735" calcext:value-type="float">
            <text:p>0.038735</text:p>
          </table:table-cell>
        </table:table-row>
        <table:table-row table:style-name="ro1">
          <table:table-cell office:value-type="float" office:value="0.055777" calcext:value-type="float">
            <text:p>0.055777</text:p>
          </table:table-cell>
        </table:table-row>
        <table:table-row table:style-name="ro1">
          <table:table-cell office:value-type="float" office:value="0.035457" calcext:value-type="float">
            <text:p>0.035457</text:p>
          </table:table-cell>
        </table:table-row>
        <table:table-row table:style-name="ro1">
          <table:table-cell office:value-type="float" office:value="0.037811" calcext:value-type="float">
            <text:p>0.037811</text:p>
          </table:table-cell>
        </table:table-row>
        <table:table-row table:style-name="ro1">
          <table:table-cell office:value-type="float" office:value="0.058554" calcext:value-type="float">
            <text:p>0.058554</text:p>
          </table:table-cell>
        </table:table-row>
        <table:table-row table:style-name="ro1">
          <table:table-cell office:value-type="float" office:value="0.034128" calcext:value-type="float">
            <text:p>0.034128</text:p>
          </table:table-cell>
        </table:table-row>
        <table:table-row table:style-name="ro1">
          <table:table-cell office:value-type="float" office:value="0.058576" calcext:value-type="float">
            <text:p>0.058576</text:p>
          </table:table-cell>
        </table:table-row>
        <table:table-row table:style-name="ro1">
          <table:table-cell office:value-type="float" office:value="0.035752" calcext:value-type="float">
            <text:p>0.035752</text:p>
          </table:table-cell>
        </table:table-row>
        <table:table-row table:style-name="ro1">
          <table:table-cell office:value-type="float" office:value="0.034584" calcext:value-type="float">
            <text:p>0.034584</text:p>
          </table:table-cell>
        </table:table-row>
        <table:table-row table:style-name="ro1">
          <table:table-cell office:value-type="float" office:value="0.059246" calcext:value-type="float">
            <text:p>0.059246</text:p>
          </table:table-cell>
        </table:table-row>
        <table:table-row table:style-name="ro1">
          <table:table-cell office:value-type="float" office:value="0.035561" calcext:value-type="float">
            <text:p>0.035561</text:p>
          </table:table-cell>
        </table:table-row>
        <table:table-row table:style-name="ro1">
          <table:table-cell office:value-type="float" office:value="0.05783" calcext:value-type="float">
            <text:p>0.05783</text:p>
          </table:table-cell>
        </table:table-row>
        <table:table-row table:style-name="ro1">
          <table:table-cell office:value-type="float" office:value="0.036177" calcext:value-type="float">
            <text:p>0.036177</text:p>
          </table:table-cell>
        </table:table-row>
        <table:table-row table:style-name="ro1">
          <table:table-cell office:value-type="float" office:value="0.036072" calcext:value-type="float">
            <text:p>0.036072</text:p>
          </table:table-cell>
        </table:table-row>
        <table:table-row table:style-name="ro1">
          <table:table-cell office:value-type="float" office:value="0.033552" calcext:value-type="float">
            <text:p>0.033552</text:p>
          </table:table-cell>
        </table:table-row>
        <table:table-row table:style-name="ro1">
          <table:table-cell office:value-type="float" office:value="0.038639" calcext:value-type="float">
            <text:p>0.038639</text:p>
          </table:table-cell>
        </table:table-row>
        <table:table-row table:style-name="ro1">
          <table:table-cell office:value-type="float" office:value="0.054925" calcext:value-type="float">
            <text:p>0.054925</text:p>
          </table:table-cell>
        </table:table-row>
        <table:table-row table:style-name="ro1">
          <table:table-cell office:value-type="float" office:value="0.035517" calcext:value-type="float">
            <text:p>0.035517</text:p>
          </table:table-cell>
        </table:table-row>
        <table:table-row table:style-name="ro1">
          <table:table-cell office:value-type="float" office:value="0.056862" calcext:value-type="float">
            <text:p>0.056862</text:p>
          </table:table-cell>
        </table:table-row>
        <table:table-row table:style-name="ro1">
          <table:table-cell office:value-type="float" office:value="0.035957" calcext:value-type="float">
            <text:p>0.035957</text:p>
          </table:table-cell>
        </table:table-row>
        <table:table-row table:style-name="ro1">
          <table:table-cell office:value-type="float" office:value="0.033861" calcext:value-type="float">
            <text:p>0.033861</text:p>
          </table:table-cell>
        </table:table-row>
        <table:table-row table:style-name="ro1">
          <table:table-cell office:value-type="float" office:value="0.059889" calcext:value-type="float">
            <text:p>0.059889</text:p>
          </table:table-cell>
        </table:table-row>
        <table:table-row table:style-name="ro1">
          <table:table-cell office:value-type="float" office:value="0.037271" calcext:value-type="float">
            <text:p>0.037271</text:p>
          </table:table-cell>
        </table:table-row>
        <table:table-row table:style-name="ro1">
          <table:table-cell office:value-type="float" office:value="0.056561" calcext:value-type="float">
            <text:p>0.056561</text:p>
          </table:table-cell>
        </table:table-row>
        <table:table-row table:style-name="ro1">
          <table:table-cell office:value-type="float" office:value="0.037793" calcext:value-type="float">
            <text:p>0.037793</text:p>
          </table:table-cell>
        </table:table-row>
        <table:table-row table:style-name="ro1">
          <table:table-cell office:value-type="float" office:value="0.037611" calcext:value-type="float">
            <text:p>0.037611</text:p>
          </table:table-cell>
        </table:table-row>
        <table:table-row table:style-name="ro1">
          <table:table-cell office:value-type="float" office:value="0.057303" calcext:value-type="float">
            <text:p>0.057303</text:p>
          </table:table-cell>
        </table:table-row>
        <table:table-row table:style-name="ro1">
          <table:table-cell office:value-type="float" office:value="0.03721" calcext:value-type="float">
            <text:p>0.03721</text:p>
          </table:table-cell>
        </table:table-row>
        <table:table-row table:style-name="ro1">
          <table:table-cell office:value-type="float" office:value="0.057458" calcext:value-type="float">
            <text:p>0.057458</text:p>
          </table:table-cell>
        </table:table-row>
        <table:table-row table:style-name="ro1">
          <table:table-cell office:value-type="float" office:value="0.037493" calcext:value-type="float">
            <text:p>0.037493</text:p>
          </table:table-cell>
        </table:table-row>
        <table:table-row table:style-name="ro1">
          <table:table-cell office:value-type="float" office:value="0.038715" calcext:value-type="float">
            <text:p>0.038715</text:p>
          </table:table-cell>
        </table:table-row>
        <table:table-row table:style-name="ro1">
          <table:table-cell office:value-type="float" office:value="0.036186" calcext:value-type="float">
            <text:p>0.036186</text:p>
          </table:table-cell>
        </table:table-row>
        <table:table-row table:style-name="ro1">
          <table:table-cell office:value-type="float" office:value="0.035822" calcext:value-type="float">
            <text:p>0.035822</text:p>
          </table:table-cell>
        </table:table-row>
        <table:table-row table:style-name="ro1">
          <table:table-cell office:value-type="float" office:value="0.055962" calcext:value-type="float">
            <text:p>0.055962</text:p>
          </table:table-cell>
        </table:table-row>
        <table:table-row table:style-name="ro1">
          <table:table-cell office:value-type="float" office:value="0.035303" calcext:value-type="float">
            <text:p>0.035303</text:p>
          </table:table-cell>
        </table:table-row>
        <table:table-row table:style-name="ro1">
          <table:table-cell office:value-type="float" office:value="0.053712" calcext:value-type="float">
            <text:p>0.053712</text:p>
          </table:table-cell>
        </table:table-row>
        <table:table-row table:style-name="ro1">
          <table:table-cell office:value-type="float" office:value="0.034584" calcext:value-type="float">
            <text:p>0.034584</text:p>
          </table:table-cell>
        </table:table-row>
        <table:table-row table:style-name="ro1">
          <table:table-cell office:value-type="float" office:value="0.036927" calcext:value-type="float">
            <text:p>0.036927</text:p>
          </table:table-cell>
        </table:table-row>
        <table:table-row table:style-name="ro1">
          <table:table-cell office:value-type="float" office:value="0.05665" calcext:value-type="float">
            <text:p>0.05665</text:p>
          </table:table-cell>
        </table:table-row>
        <table:table-row table:style-name="ro1">
          <table:table-cell office:value-type="float" office:value="0.036256" calcext:value-type="float">
            <text:p>0.036256</text:p>
          </table:table-cell>
        </table:table-row>
        <table:table-row table:style-name="ro1">
          <table:table-cell office:value-type="float" office:value="0.055646" calcext:value-type="float">
            <text:p>0.055646</text:p>
          </table:table-cell>
        </table:table-row>
        <table:table-row table:style-name="ro1">
          <table:table-cell office:value-type="float" office:value="0.035356" calcext:value-type="float">
            <text:p>0.035356</text:p>
          </table:table-cell>
        </table:table-row>
        <table:table-row table:style-name="ro1">
          <table:table-cell office:value-type="float" office:value="0.034664" calcext:value-type="float">
            <text:p>0.034664</text:p>
          </table:table-cell>
        </table:table-row>
        <table:table-row table:style-name="ro1">
          <table:table-cell office:value-type="float" office:value="0.055546" calcext:value-type="float">
            <text:p>0.055546</text:p>
          </table:table-cell>
        </table:table-row>
        <table:table-row table:style-name="ro1">
          <table:table-cell office:value-type="float" office:value="0.035268" calcext:value-type="float">
            <text:p>0.035268</text:p>
          </table:table-cell>
        </table:table-row>
        <table:table-row table:style-name="ro1">
          <table:table-cell office:value-type="float" office:value="0.054957" calcext:value-type="float">
            <text:p>0.054957</text:p>
          </table:table-cell>
        </table:table-row>
        <table:table-row table:style-name="ro1">
          <table:table-cell office:value-type="float" office:value="0.035536" calcext:value-type="float">
            <text:p>0.035536</text:p>
          </table:table-cell>
        </table:table-row>
        <table:table-row table:style-name="ro1">
          <table:table-cell office:value-type="float" office:value="0.038274" calcext:value-type="float">
            <text:p>0.038274</text:p>
          </table:table-cell>
        </table:table-row>
        <table:table-row table:style-name="ro1">
          <table:table-cell office:value-type="float" office:value="0.055466" calcext:value-type="float">
            <text:p>0.055466</text:p>
          </table:table-cell>
        </table:table-row>
        <table:table-row table:style-name="ro1">
          <table:table-cell office:value-type="float" office:value="0.037269" calcext:value-type="float">
            <text:p>0.037269</text:p>
          </table:table-cell>
        </table:table-row>
        <table:table-row table:style-name="ro1">
          <table:table-cell office:value-type="float" office:value="0.056663" calcext:value-type="float">
            <text:p>0.056663</text:p>
          </table:table-cell>
        </table:table-row>
        <table:table-row table:style-name="ro1">
          <table:table-cell office:value-type="float" office:value="0.035679" calcext:value-type="float">
            <text:p>0.035679</text:p>
          </table:table-cell>
        </table:table-row>
        <table:table-row table:style-name="ro1">
          <table:table-cell office:value-type="float" office:value="0.037861" calcext:value-type="float">
            <text:p>0.037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13:27:38.582839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2-15T13:28:23.151846881</dc:date>
    <meta:editing-duration>PT44S</meta:editing-duration>
    <meta:editing-cycles>1</meta:editing-cycles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35cm" svg:y="0.316cm" chart:style-name="ch2">
          <text:p>Object Detection Inference Performance</text:p>
        </chart:title>
        <chart:legend chart:legend-position="end" svg:x="12.679cm" svg:y="4.201cm" style:legend-expansion="high" chart:style-name="ch3"/>
        <chart:plot-area chart:style-name="ch4" table:cell-range-address="cls_model.A1:cls_model.A100" chart:data-source-has-labels="row" svg:x="1.331cm" svg:y="1.275cm" svg:width="11.028cm" svg:height="6.564cm">
          <chartooo:coordinate-region svg:x="2.243cm" svg:y="1.474cm" svg:width="10.116cm" svg:height="5.573cm"/>
          <chart:axis chart:dimension="x" chart:name="primary-x" chart:style-name="ch5">
            <chart:title svg:x="5.901cm" svg:y="8.019cm" chart:style-name="ch6">
              <text:p>Iterations (s)</text:p>
            </chart:title>
          </chart:axis>
          <chart:axis chart:dimension="y" chart:name="primary-y" chart:style-name="ch7">
            <chart:title svg:x="0.451cm" svg:y="5.196cm" chart:style-name="ch8">
              <text:p>Time (s)</text:p>
            </chart:title>
            <chart:grid chart:style-name="ch9" chart:class="major"/>
          </chart:axis>
          <chart:series chart:style-name="ch10" chart:values-cell-range-address="cls_model.A2:cls_model.A100" chart:label-cell-address="cls_model.A1:cls_model.A1" chart:class="chart:bar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 Detection</text:p>
                <draw:g>
                  <svg:desc>cls_model.A1:cls_model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615">
                <text:p>0.100615</text:p>
                <draw:g>
                  <svg:desc>cls_model.A2:cls_model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8768">
                <text:p>0.038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333">
                <text:p>0.058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652">
                <text:p>0.041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6387">
                <text:p>0.056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372">
                <text:p>0.038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9734">
                <text:p>0.039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4716">
                <text:p>0.054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244">
                <text:p>0.037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745">
                <text:p>0.05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177">
                <text:p>0.036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98">
                <text:p>0.03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858">
                <text:p>0.03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4826">
                <text:p>0.034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4149">
                <text:p>0.054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432">
                <text:p>0.036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4687">
                <text:p>0.0546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42">
                <text:p>0.03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489">
                <text:p>0.034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6035">
                <text:p>0.056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4805">
                <text:p>0.034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7949">
                <text:p>0.057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557">
                <text:p>0.03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5868">
                <text:p>0.035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8304">
                <text:p>0.058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5741">
                <text:p>0.035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524">
                <text:p>0.05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818">
                <text:p>0.037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4542">
                <text:p>0.034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4242">
                <text:p>0.034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9112">
                <text:p>0.03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5468">
                <text:p>0.055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4403">
                <text:p>0.0344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5316">
                <text:p>0.035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7265">
                <text:p>0.0372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6366">
                <text:p>0.0363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3573">
                <text:p>0.053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6942">
                <text:p>0.036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5169">
                <text:p>0.035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8299">
                <text:p>0.038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42">
                <text:p>0.03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5419">
                <text:p>0.0554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8791">
                <text:p>0.038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6008">
                <text:p>0.036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3962">
                <text:p>0.053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7781">
                <text:p>0.037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4889">
                <text:p>0.0548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8735">
                <text:p>0.038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5777">
                <text:p>0.0557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5457">
                <text:p>0.0354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7811">
                <text:p>0.0378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8554">
                <text:p>0.0585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4128">
                <text:p>0.034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8576">
                <text:p>0.0585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5752">
                <text:p>0.0357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4584">
                <text:p>0.034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9246">
                <text:p>0.059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5561">
                <text:p>0.0355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783">
                <text:p>0.057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6177">
                <text:p>0.036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6072">
                <text:p>0.036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3552">
                <text:p>0.033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8639">
                <text:p>0.0386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4925">
                <text:p>0.054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5517">
                <text:p>0.0355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6862">
                <text:p>0.056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5957">
                <text:p>0.035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3861">
                <text:p>0.033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9889">
                <text:p>0.0598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7271">
                <text:p>0.0372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6561">
                <text:p>0.0565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7793">
                <text:p>0.0377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7611">
                <text:p>0.0376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7303">
                <text:p>0.0573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21">
                <text:p>0.037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7458">
                <text:p>0.057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7493">
                <text:p>0.0374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8715">
                <text:p>0.038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6186">
                <text:p>0.036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5822">
                <text:p>0.0358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5962">
                <text:p>0.05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5303">
                <text:p>0.035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3712">
                <text:p>0.0537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4584">
                <text:p>0.034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6927">
                <text:p>0.036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665">
                <text:p>0.056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6256">
                <text:p>0.0362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5646">
                <text:p>0.0556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5356">
                <text:p>0.0353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4664">
                <text:p>0.0346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5546">
                <text:p>0.055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5268">
                <text:p>0.035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4957">
                <text:p>0.0549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5536">
                <text:p>0.035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8274">
                <text:p>0.0382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5466">
                <text:p>0.0554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7269">
                <text:p>0.037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6663">
                <text:p>0.0566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5679">
                <text:p>0.035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